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7f58" officeooo:paragraph-rsid="000f7f58"/>
    </style:style>
    <style:style style:name="P2" style:family="paragraph" style:parent-style-name="Standard">
      <style:text-properties officeooo:rsid="0011030e" officeooo:paragraph-rsid="0011030e"/>
    </style:style>
    <style:style style:name="P3" style:family="paragraph" style:parent-style-name="Standard">
      <style:text-properties style:text-underline-style="solid" style:text-underline-width="auto" style:text-underline-color="font-color" officeooo:rsid="0011030e" officeooo:paragraph-rsid="0011030e"/>
    </style:style>
    <style:style style:name="P4" style:family="paragraph" style:parent-style-name="Standard">
      <style:text-properties style:text-underline-style="solid" style:text-underline-width="auto" style:text-underline-color="font-color" fo:font-weight="bold" officeooo:rsid="00217495" officeooo:paragraph-rsid="0021749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3a2b37" officeooo:paragraph-rsid="003a2b3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3f0729" officeooo:paragraph-rsid="003f0729" style:font-weight-asian="bold" style:font-weight-complex="bold"/>
    </style:style>
    <style:style style:name="P7" style:family="paragraph" style:parent-style-name="Standard">
      <style:text-properties style:text-underline-style="solid" style:text-underline-width="auto" style:text-underline-color="font-color" fo:font-weight="bold" officeooo:rsid="00410679" officeooo:paragraph-rsid="00410679" style:font-weight-asian="bold" style:font-weight-complex="bold"/>
    </style:style>
    <style:style style:name="P8" style:family="paragraph" style:parent-style-name="Standard">
      <style:text-properties style:text-underline-style="solid" style:text-underline-width="auto" style:text-underline-color="font-color" fo:font-weight="bold" officeooo:rsid="0049b178" officeooo:paragraph-rsid="0049b178" style:font-weight-asian="bold" style:font-weight-complex="bold"/>
    </style:style>
    <style:style style:name="P9" style:family="paragraph" style:parent-style-name="Standard">
      <style:text-properties style:text-underline-style="solid" style:text-underline-width="auto" style:text-underline-color="font-color" fo:font-weight="bold" officeooo:rsid="00590d23" officeooo:paragraph-rsid="00590d23"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5a7244" officeooo:paragraph-rsid="005a7244"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5aa977" officeooo:paragraph-rsid="005aa977"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5b60c4" officeooo:paragraph-rsid="005b60c4"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62c4e2" officeooo:paragraph-rsid="0062c4e2" style:font-weight-asian="bold" style:font-weight-complex="bold"/>
    </style:style>
    <style:style style:name="P14" style:family="paragraph" style:parent-style-name="Standard">
      <style:text-properties style:text-underline-style="solid" style:text-underline-width="auto" style:text-underline-color="font-color" fo:font-weight="normal" officeooo:rsid="0029fa76" officeooo:paragraph-rsid="0029fa76"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2ea8d2" officeooo:paragraph-rsid="002ea8d2"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3d5571" officeooo:paragraph-rsid="003d5571"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3a5e6f" officeooo:paragraph-rsid="003a5e6f"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562c6d" officeooo:paragraph-rsid="00562c6d"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5c31d0" officeooo:paragraph-rsid="005c31d0" style:font-weight-asian="normal" style:font-weight-complex="normal"/>
    </style:style>
    <style:style style:name="P20" style:family="paragraph" style:parent-style-name="Standard">
      <style:text-properties officeooo:rsid="0012a062" officeooo:paragraph-rsid="0012a062"/>
    </style:style>
    <style:style style:name="P21" style:family="paragraph" style:parent-style-name="Standard">
      <style:text-properties officeooo:rsid="0012d316" officeooo:paragraph-rsid="0012d316"/>
    </style:style>
    <style:style style:name="P22" style:family="paragraph" style:parent-style-name="Standard">
      <style:text-properties officeooo:rsid="0014e609" officeooo:paragraph-rsid="0014e609"/>
    </style:style>
    <style:style style:name="P23" style:family="paragraph" style:parent-style-name="Standard">
      <style:text-properties officeooo:rsid="0014e609" officeooo:paragraph-rsid="0018864c"/>
    </style:style>
    <style:style style:name="P24" style:family="paragraph" style:parent-style-name="Standard">
      <style:paragraph-properties fo:text-align="start" style:justify-single-word="false"/>
      <style:text-properties fo:font-weight="bold" officeooo:rsid="000a4a18" officeooo:paragraph-rsid="0018864c" style:font-weight-asian="bold" style:font-weight-complex="bold"/>
    </style:style>
    <style:style style:name="P25" style:family="paragraph" style:parent-style-name="Standard">
      <style:text-properties fo:font-weight="bold" officeooo:rsid="001a27d6" officeooo:paragraph-rsid="001a27d6" style:font-weight-asian="bold" style:font-weight-complex="bold"/>
    </style:style>
    <style:style style:name="P26" style:family="paragraph" style:parent-style-name="Standard">
      <style:paragraph-properties fo:text-align="start" style:justify-single-word="false"/>
      <style:text-properties officeooo:rsid="0008a891" officeooo:paragraph-rsid="0018864c"/>
    </style:style>
    <style:style style:name="P27" style:family="paragraph" style:parent-style-name="Standard">
      <style:paragraph-properties fo:text-align="start" style:justify-single-word="false"/>
      <style:text-properties officeooo:rsid="00097f34" officeooo:paragraph-rsid="0018864c"/>
    </style:style>
    <style:style style:name="P28" style:family="paragraph" style:parent-style-name="Standard">
      <style:paragraph-properties fo:text-align="start" style:justify-single-word="false"/>
      <style:text-properties officeooo:rsid="000a4a18" officeooo:paragraph-rsid="0018864c"/>
    </style:style>
    <style:style style:name="P29" style:family="paragraph" style:parent-style-name="Standard">
      <style:text-properties fo:font-weight="normal" officeooo:rsid="001b51de" officeooo:paragraph-rsid="001b51de" style:font-weight-asian="normal" style:font-weight-complex="normal"/>
    </style:style>
    <style:style style:name="P30" style:family="paragraph" style:parent-style-name="Standard">
      <style:text-properties fo:font-weight="normal" officeooo:rsid="001bc7cb" officeooo:paragraph-rsid="001bc7cb" style:font-weight-asian="normal" style:font-weight-complex="normal"/>
    </style:style>
    <style:style style:name="P31" style:family="paragraph" style:parent-style-name="Standard">
      <style:text-properties fo:font-weight="normal" officeooo:rsid="001d90d9" officeooo:paragraph-rsid="001d90d9" style:font-weight-asian="normal" style:font-weight-complex="normal"/>
    </style:style>
    <style:style style:name="P32" style:family="paragraph" style:parent-style-name="Standard">
      <style:text-properties fo:font-weight="normal" officeooo:rsid="001eef00" officeooo:paragraph-rsid="001eef00" style:font-weight-asian="normal" style:font-weight-complex="normal"/>
    </style:style>
    <style:style style:name="P33" style:family="paragraph" style:parent-style-name="Standard">
      <style:text-properties fo:font-weight="normal" officeooo:rsid="001f221d" officeooo:paragraph-rsid="001f221d" style:font-weight-asian="normal" style:font-weight-complex="normal"/>
    </style:style>
    <style:style style:name="P34" style:family="paragraph" style:parent-style-name="Standard">
      <style:text-properties fo:font-weight="normal" officeooo:rsid="001a27d6" officeooo:paragraph-rsid="001a27d6" style:font-weight-asian="normal" style:font-weight-complex="normal"/>
    </style:style>
    <style:style style:name="P35" style:family="paragraph" style:parent-style-name="Standard">
      <style:text-properties fo:font-weight="normal" officeooo:rsid="00217495" officeooo:paragraph-rsid="00217495" style:font-weight-asian="normal" style:font-weight-complex="normal"/>
    </style:style>
    <style:style style:name="P36" style:family="paragraph" style:parent-style-name="Standard">
      <style:text-properties fo:font-weight="normal" officeooo:rsid="00243051" officeooo:paragraph-rsid="00243051" style:font-weight-asian="normal" style:font-weight-complex="normal"/>
    </style:style>
    <style:style style:name="P37" style:family="paragraph" style:parent-style-name="Standard">
      <style:text-properties fo:font-weight="normal" officeooo:rsid="00261a24" officeooo:paragraph-rsid="00261a24" style:font-weight-asian="normal" style:font-weight-complex="normal"/>
    </style:style>
    <style:style style:name="P38" style:family="paragraph" style:parent-style-name="Standard">
      <style:text-properties fo:font-weight="normal" officeooo:rsid="002742fa" officeooo:paragraph-rsid="002742fa" style:font-weight-asian="normal" style:font-weight-complex="normal"/>
    </style:style>
    <style:style style:name="P39" style:family="paragraph" style:parent-style-name="Standard">
      <style:text-properties fo:font-weight="normal" officeooo:rsid="0028ab72" officeooo:paragraph-rsid="0028ab72" style:font-weight-asian="normal" style:font-weight-complex="normal"/>
    </style:style>
    <style:style style:name="P40" style:family="paragraph" style:parent-style-name="Standard">
      <style:text-properties fo:font-weight="normal" officeooo:rsid="0029fa76" officeooo:paragraph-rsid="0029fa76" style:font-weight-asian="normal" style:font-weight-complex="normal"/>
    </style:style>
    <style:style style:name="P41" style:family="paragraph" style:parent-style-name="Standard">
      <style:text-properties fo:font-weight="normal" officeooo:rsid="002b0711" officeooo:paragraph-rsid="002b0711" style:font-weight-asian="normal" style:font-weight-complex="normal"/>
    </style:style>
    <style:style style:name="P42" style:family="paragraph" style:parent-style-name="Standard">
      <style:text-properties fo:font-weight="normal" officeooo:rsid="002b9a0b" officeooo:paragraph-rsid="002b9a0b" style:font-weight-asian="normal" style:font-weight-complex="normal"/>
    </style:style>
    <style:style style:name="P43" style:family="paragraph" style:parent-style-name="Standard">
      <style:text-properties fo:font-weight="normal" officeooo:rsid="002e66fc" officeooo:paragraph-rsid="002e66fc" style:font-weight-asian="normal" style:font-weight-complex="normal"/>
    </style:style>
    <style:style style:name="P44" style:family="paragraph" style:parent-style-name="Standard">
      <style:text-properties fo:font-weight="normal" officeooo:rsid="0033275e" officeooo:paragraph-rsid="0033275e" style:font-weight-asian="normal" style:font-weight-complex="normal"/>
    </style:style>
    <style:style style:name="P45" style:family="paragraph" style:parent-style-name="Standard">
      <style:text-properties fo:font-weight="normal" officeooo:rsid="0034dbbd" officeooo:paragraph-rsid="0034dbbd" style:font-weight-asian="normal" style:font-weight-complex="normal"/>
    </style:style>
    <style:style style:name="P46" style:family="paragraph" style:parent-style-name="Standard">
      <style:text-properties fo:font-weight="normal" officeooo:rsid="0035a87b" officeooo:paragraph-rsid="0035a87b" style:font-weight-asian="normal" style:font-weight-complex="normal"/>
    </style:style>
    <style:style style:name="P47" style:family="paragraph" style:parent-style-name="Standard">
      <style:text-properties fo:font-weight="normal" officeooo:rsid="0036b5f1" officeooo:paragraph-rsid="0036b5f1" style:font-weight-asian="normal" style:font-weight-complex="normal"/>
    </style:style>
    <style:style style:name="P48" style:family="paragraph" style:parent-style-name="Standard">
      <style:text-properties fo:font-weight="normal" officeooo:rsid="00384d8e" officeooo:paragraph-rsid="00384d8e" style:font-weight-asian="normal" style:font-weight-complex="normal"/>
    </style:style>
    <style:style style:name="P49" style:family="paragraph" style:parent-style-name="Standard">
      <style:text-properties fo:font-weight="normal" officeooo:rsid="003a2b37" officeooo:paragraph-rsid="003a2b37" style:font-weight-asian="normal" style:font-weight-complex="normal"/>
    </style:style>
    <style:style style:name="P50" style:family="paragraph" style:parent-style-name="Standard">
      <style:text-properties fo:font-weight="normal" officeooo:rsid="003a5e6f" officeooo:paragraph-rsid="003a5e6f" style:font-weight-asian="normal" style:font-weight-complex="normal"/>
    </style:style>
    <style:style style:name="P51" style:family="paragraph" style:parent-style-name="Standard">
      <style:text-properties fo:font-weight="normal" officeooo:rsid="003bf3d2" officeooo:paragraph-rsid="003bf3d2" style:font-weight-asian="normal" style:font-weight-complex="normal"/>
    </style:style>
    <style:style style:name="P52" style:family="paragraph" style:parent-style-name="Standard">
      <style:text-properties fo:font-weight="normal" officeooo:rsid="003d5571" officeooo:paragraph-rsid="003d5571" style:font-weight-asian="normal" style:font-weight-complex="normal"/>
    </style:style>
    <style:style style:name="P53" style:family="paragraph" style:parent-style-name="Standard">
      <style:text-properties fo:font-weight="normal" officeooo:rsid="003f0729" officeooo:paragraph-rsid="003f0729" style:font-weight-asian="normal" style:font-weight-complex="normal"/>
    </style:style>
    <style:style style:name="P54" style:family="paragraph" style:parent-style-name="Standard">
      <style:text-properties style:text-underline-style="none" fo:font-weight="normal" officeooo:rsid="0029fa76" officeooo:paragraph-rsid="0029fa76" style:font-weight-asian="normal" style:font-weight-complex="normal"/>
    </style:style>
    <style:style style:name="P55" style:family="paragraph" style:parent-style-name="Standard">
      <style:text-properties style:text-underline-style="none" fo:font-weight="normal" officeooo:rsid="002ea8d2" officeooo:paragraph-rsid="002ea8d2" style:font-weight-asian="normal" style:font-weight-complex="normal"/>
    </style:style>
    <style:style style:name="P56" style:family="paragraph" style:parent-style-name="Standard">
      <style:text-properties style:text-underline-style="none" fo:font-weight="normal" officeooo:rsid="00410679" officeooo:paragraph-rsid="00410679" style:font-weight-asian="normal" style:font-weight-complex="normal"/>
    </style:style>
    <style:style style:name="P57" style:family="paragraph" style:parent-style-name="Standard">
      <style:text-properties style:text-underline-style="none" fo:font-weight="normal" officeooo:rsid="00429bbb" officeooo:paragraph-rsid="00429bbb" style:font-weight-asian="normal" style:font-weight-complex="normal"/>
    </style:style>
    <style:style style:name="P58" style:family="paragraph" style:parent-style-name="Standard">
      <style:text-properties style:text-underline-style="none" fo:font-weight="normal" officeooo:rsid="0043b878" officeooo:paragraph-rsid="0043b878" style:font-weight-asian="normal" style:font-weight-complex="normal"/>
    </style:style>
    <style:style style:name="P59" style:family="paragraph" style:parent-style-name="Standard">
      <style:text-properties style:text-underline-style="none" fo:font-weight="normal" officeooo:rsid="0044efaa" officeooo:paragraph-rsid="0044efaa" style:font-weight-asian="normal" style:font-weight-complex="normal"/>
    </style:style>
    <style:style style:name="P60" style:family="paragraph" style:parent-style-name="Standard">
      <style:text-properties style:text-underline-style="none" fo:font-weight="normal" officeooo:rsid="0044f43e" officeooo:paragraph-rsid="0044f43e" style:font-weight-asian="normal" style:font-weight-complex="normal"/>
    </style:style>
    <style:style style:name="P61" style:family="paragraph" style:parent-style-name="Standard">
      <style:text-properties style:text-underline-style="none" fo:font-weight="normal" officeooo:rsid="0049b178" officeooo:paragraph-rsid="0049b178" style:font-weight-asian="normal" style:font-weight-complex="normal"/>
    </style:style>
    <style:style style:name="P62" style:family="paragraph" style:parent-style-name="Standard">
      <style:text-properties style:text-underline-style="none" fo:font-weight="normal" officeooo:rsid="004af764" officeooo:paragraph-rsid="004af764" style:font-weight-asian="normal" style:font-weight-complex="normal"/>
    </style:style>
    <style:style style:name="P63" style:family="paragraph" style:parent-style-name="Standard">
      <style:text-properties style:text-underline-style="none" fo:font-weight="normal" officeooo:rsid="004c6b07" officeooo:paragraph-rsid="004c6b07" style:font-weight-asian="normal" style:font-weight-complex="normal"/>
    </style:style>
    <style:style style:name="P64" style:family="paragraph" style:parent-style-name="Standard">
      <style:text-properties style:text-underline-style="none" fo:font-weight="normal" officeooo:rsid="004e6a4f" officeooo:paragraph-rsid="004e6a4f" style:font-weight-asian="normal" style:font-weight-complex="normal"/>
    </style:style>
    <style:style style:name="P65" style:family="paragraph" style:parent-style-name="Standard">
      <style:text-properties style:text-underline-style="none" fo:font-weight="normal" officeooo:rsid="004ee65a" officeooo:paragraph-rsid="004ee65a" style:font-weight-asian="normal" style:font-weight-complex="normal"/>
    </style:style>
    <style:style style:name="P66" style:family="paragraph" style:parent-style-name="Standard">
      <style:text-properties style:text-underline-style="none" fo:font-weight="normal" officeooo:rsid="004f6f9d" officeooo:paragraph-rsid="004f6f9d" style:font-weight-asian="normal" style:font-weight-complex="normal"/>
    </style:style>
    <style:style style:name="P67" style:family="paragraph" style:parent-style-name="Standard">
      <style:text-properties style:text-underline-style="none" fo:font-weight="normal" officeooo:rsid="0051123a" officeooo:paragraph-rsid="0051123a" style:font-weight-asian="normal" style:font-weight-complex="normal"/>
    </style:style>
    <style:style style:name="P68" style:family="paragraph" style:parent-style-name="Standard">
      <style:text-properties style:text-underline-style="none" fo:font-weight="normal" officeooo:rsid="0053853e" officeooo:paragraph-rsid="0053853e" style:font-weight-asian="normal" style:font-weight-complex="normal"/>
    </style:style>
    <style:style style:name="P69" style:family="paragraph" style:parent-style-name="Standard">
      <style:text-properties style:text-underline-style="none" fo:font-weight="normal" officeooo:rsid="00545cc2" officeooo:paragraph-rsid="00545cc2" style:font-weight-asian="normal" style:font-weight-complex="normal"/>
    </style:style>
    <style:style style:name="P70" style:family="paragraph" style:parent-style-name="Standard">
      <style:text-properties style:text-underline-style="none" fo:font-weight="normal" officeooo:rsid="00562c6d" officeooo:paragraph-rsid="00562c6d" style:font-weight-asian="normal" style:font-weight-complex="normal"/>
    </style:style>
    <style:style style:name="P71" style:family="paragraph" style:parent-style-name="Standard">
      <style:text-properties style:text-underline-style="none" fo:font-weight="normal" officeooo:rsid="0056f42a" officeooo:paragraph-rsid="0056f42a" style:font-weight-asian="normal" style:font-weight-complex="normal"/>
    </style:style>
    <style:style style:name="P72" style:family="paragraph" style:parent-style-name="Standard">
      <style:text-properties style:text-underline-style="none" fo:font-weight="normal" officeooo:rsid="00590d23" officeooo:paragraph-rsid="00590d23" style:font-weight-asian="normal" style:font-weight-complex="normal"/>
    </style:style>
    <style:style style:name="P73" style:family="paragraph" style:parent-style-name="Standard">
      <style:text-properties style:text-underline-style="none" fo:font-weight="normal" officeooo:rsid="00595053" officeooo:paragraph-rsid="00595053" style:font-weight-asian="normal" style:font-weight-complex="normal"/>
    </style:style>
    <style:style style:name="P74" style:family="paragraph" style:parent-style-name="Standard">
      <style:text-properties style:text-underline-style="none" fo:font-weight="normal" officeooo:rsid="005a7244" officeooo:paragraph-rsid="005a7244" style:font-weight-asian="normal" style:font-weight-complex="normal"/>
    </style:style>
    <style:style style:name="P75" style:family="paragraph" style:parent-style-name="Standard">
      <style:text-properties style:text-underline-style="none" fo:font-weight="normal" officeooo:rsid="005aa977" officeooo:paragraph-rsid="005aa977" style:font-weight-asian="normal" style:font-weight-complex="normal"/>
    </style:style>
    <style:style style:name="P76" style:family="paragraph" style:parent-style-name="Standard">
      <style:text-properties style:text-underline-style="none" fo:font-weight="normal" officeooo:rsid="005b60c4" officeooo:paragraph-rsid="005b60c4" style:font-weight-asian="normal" style:font-weight-complex="normal"/>
    </style:style>
    <style:style style:name="P77" style:family="paragraph" style:parent-style-name="Standard">
      <style:text-properties style:text-underline-style="none" fo:font-weight="normal" officeooo:rsid="005c31d0" officeooo:paragraph-rsid="005c31d0" style:font-weight-asian="normal" style:font-weight-complex="normal"/>
    </style:style>
    <style:style style:name="P78" style:family="paragraph" style:parent-style-name="Standard">
      <style:text-properties style:text-underline-style="none" fo:font-weight="normal" officeooo:rsid="005e4486" officeooo:paragraph-rsid="005e4486" style:font-weight-asian="normal" style:font-weight-complex="normal"/>
    </style:style>
    <style:style style:name="P79" style:family="paragraph" style:parent-style-name="Standard">
      <style:text-properties style:text-underline-style="none" fo:font-weight="normal" officeooo:rsid="00611ce8" officeooo:paragraph-rsid="00611ce8" style:font-weight-asian="normal" style:font-weight-complex="normal"/>
    </style:style>
    <style:style style:name="P80" style:family="paragraph" style:parent-style-name="Standard">
      <style:text-properties style:text-underline-style="none" fo:font-weight="normal" officeooo:rsid="006269a9" officeooo:paragraph-rsid="006269a9" style:font-weight-asian="normal" style:font-weight-complex="normal"/>
    </style:style>
    <style:style style:name="P81" style:family="paragraph" style:parent-style-name="Standard">
      <style:text-properties style:text-underline-style="none" fo:font-weight="normal" officeooo:rsid="006277b6" officeooo:paragraph-rsid="006277b6" style:font-weight-asian="normal" style:font-weight-complex="normal"/>
    </style:style>
    <style:style style:name="P82" style:family="paragraph" style:parent-style-name="Standard">
      <style:text-properties style:text-underline-style="none" fo:font-weight="normal" officeooo:rsid="0062c4e2" officeooo:paragraph-rsid="0062c4e2" style:font-weight-asian="normal" style:font-weight-complex="normal"/>
    </style:style>
    <style:style style:name="P83" style:family="paragraph" style:parent-style-name="Standard">
      <style:text-properties fo:font-size="20pt" style:text-underline-style="none" fo:font-weight="normal" officeooo:rsid="0063cc72" officeooo:paragraph-rsid="0063cc72" style:font-size-asian="20pt" style:font-weight-asian="normal" style:font-size-complex="20pt" style:font-weight-complex="normal"/>
    </style:style>
    <style:style style:name="P84" style:family="paragraph" style:parent-style-name="Standard">
      <style:text-properties fo:font-size="20pt" style:text-underline-style="solid" style:text-underline-width="auto" style:text-underline-color="font-color" fo:font-weight="bold" officeooo:rsid="006aad2b" officeooo:paragraph-rsid="006aad2b" style:font-size-asian="20pt" style:font-weight-asian="bold" style:font-size-complex="20pt" style:font-weight-complex="bold"/>
    </style:style>
    <style:style style:name="P85" style:family="paragraph" style:parent-style-name="Standard">
      <style:text-properties fo:font-size="12pt" style:text-underline-style="none" fo:font-weight="normal" officeooo:rsid="006546e9" officeooo:paragraph-rsid="006546e9"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667a12" officeooo:paragraph-rsid="00667a12"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6715bc" officeooo:paragraph-rsid="006715bc"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674053" officeooo:paragraph-rsid="00674053"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6996ed" officeooo:paragraph-rsid="006996ed"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6aad2b" officeooo:paragraph-rsid="006aad2b"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6c97fb" officeooo:paragraph-rsid="006c97fb"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6e8621" officeooo:paragraph-rsid="006e8621" style:font-size-asian="10.5pt" style:font-weight-asian="normal" style:font-size-complex="12pt" style:font-weight-complex="normal"/>
    </style:style>
    <style:style style:name="P93" style:family="paragraph" style:parent-style-name="Standard">
      <style:text-properties fo:font-size="12pt" style:text-underline-style="solid" style:text-underline-width="auto" style:text-underline-color="font-color" fo:font-weight="normal" officeooo:rsid="006e758d" officeooo:paragraph-rsid="006e758d" style:font-size-asian="10.5pt" style:font-weight-asian="normal" style:font-size-complex="12pt" style:font-weight-complex="normal"/>
    </style:style>
    <style:style style:name="P94" style:family="paragraph" style:parent-style-name="Standard">
      <style:text-properties style:font-name="Liberation Serif" fo:font-size="12pt" style:text-underline-style="none" fo:font-weight="normal" officeooo:rsid="006e8621" officeooo:paragraph-rsid="006e8621" style:font-size-asian="10.5pt" style:font-weight-asian="normal" style:font-size-complex="12pt" style:font-weight-complex="normal"/>
    </style:style>
    <style:style style:name="P95" style:family="paragraph" style:parent-style-name="Standard">
      <style:text-properties style:font-name="Liberation Serif" fo:font-size="12pt" style:text-underline-style="none" fo:font-weight="normal" officeooo:rsid="006fe528" officeooo:paragraph-rsid="006fe528" style:font-size-asian="10.5pt" style:font-weight-asian="normal" style:font-size-complex="12pt" style:font-weight-complex="normal"/>
    </style:style>
    <style:style style:name="P96" style:family="paragraph" style:parent-style-name="Standard">
      <style:text-properties style:font-name="Liberation Serif" fo:font-size="12pt" style:text-underline-style="solid" style:text-underline-width="auto" style:text-underline-color="font-color" fo:font-weight="normal" officeooo:rsid="006fe528" officeooo:paragraph-rsid="006fe528" style:font-size-asian="10.5pt" style:font-weight-asian="normal" style:font-size-complex="12pt" style:font-weight-complex="normal"/>
    </style:style>
    <style:style style:name="P97" style:family="paragraph" style:parent-style-name="Text_20_body">
      <style:text-properties officeooo:paragraph-rsid="00217495"/>
    </style:style>
    <style:style style:name="P98" style:family="paragraph" style:parent-style-name="Text_20_body">
      <style:text-properties fo:font-weight="normal" officeooo:rsid="00261a24" officeooo:paragraph-rsid="00261a24" style:font-weight-asian="normal" style:font-weight-complex="normal"/>
    </style:style>
    <style:style style:name="P99" style:family="paragraph" style:parent-style-name="Preformatted_20_Text">
      <style:text-properties fo:font-weight="normal" officeooo:rsid="00217495" officeooo:paragraph-rsid="00217495" style:font-weight-asian="normal" style:font-weight-complex="normal"/>
    </style:style>
    <style:style style:name="P100" style:family="paragraph" style:parent-style-name="Preformatted_20_Text">
      <style:text-properties fo:font-weight="normal" officeooo:rsid="00243051" officeooo:paragraph-rsid="00243051" style:font-weight-asian="normal" style:font-weight-complex="normal"/>
    </style:style>
    <style:style style:name="P101" style:family="paragraph" style:parent-style-name="Preformatted_20_Text">
      <style:text-properties fo:font-weight="normal" officeooo:rsid="00243051" officeooo:paragraph-rsid="002d5ab5" style:font-weight-asian="normal" style:font-weight-complex="normal"/>
    </style:style>
    <style:style style:name="P102" style:family="paragraph" style:parent-style-name="Preformatted_20_Text">
      <style:text-properties style:text-underline-style="none" fo:font-weight="normal" officeooo:rsid="005b60c4" officeooo:paragraph-rsid="005b60c4" style:font-weight-asian="normal" style:font-weight-complex="normal"/>
    </style:style>
    <style:style style:name="P103" style:family="paragraph" style:parent-style-name="Preformatted_20_Text">
      <style:text-properties style:text-underline-style="none" fo:font-weight="normal" officeooo:rsid="005b60c4" officeooo:paragraph-rsid="005c31d0" style:font-weight-asian="normal" style:font-weight-complex="normal"/>
    </style:style>
    <style:style style:name="P104" style:family="paragraph" style:parent-style-name="Preformatted_20_Text">
      <style:text-properties style:text-underline-style="none" fo:font-weight="normal" officeooo:rsid="005c31d0" officeooo:paragraph-rsid="005c31d0" style:font-weight-asian="normal" style:font-weight-complex="normal"/>
    </style:style>
    <style:style style:name="P105" style:family="paragraph" style:parent-style-name="Preformatted_20_Text">
      <style:text-properties style:text-underline-style="none" fo:font-weight="normal" officeooo:rsid="0062c4e2" officeooo:paragraph-rsid="0062c4e2" style:font-weight-asian="normal" style:font-weight-complex="normal"/>
    </style:style>
    <style:style style:name="P106" style:family="paragraph" style:parent-style-name="Preformatted_20_Text">
      <style:text-properties fo:font-size="12pt" style:text-underline-style="none" fo:font-weight="normal" officeooo:rsid="00667a12" officeooo:paragraph-rsid="00667a12" style:font-size-asian="10.5pt" style:font-weight-asian="normal" style:font-size-complex="12pt" style:font-weight-complex="normal"/>
    </style:style>
    <style:style style:name="P107" style:family="paragraph" style:parent-style-name="Preformatted_20_Text">
      <style:text-properties fo:font-size="12pt" style:text-underline-style="solid" style:text-underline-width="auto" style:text-underline-color="font-color" fo:font-weight="normal" officeooo:rsid="006fe528" officeooo:paragraph-rsid="006fe528" style:font-size-asian="10.5pt" style:font-weight-asian="normal" style:font-size-complex="12pt" style:font-weight-complex="normal"/>
    </style:style>
    <style:style style:name="P108" style:family="paragraph" style:parent-style-name="Preformatted_20_Text">
      <style:text-properties fo:font-size="20pt" style:text-underline-style="none" fo:font-weight="normal" officeooo:rsid="0063cc72" officeooo:paragraph-rsid="0063cc72" style:font-size-asian="20pt" style:font-weight-asian="normal" style:font-size-complex="20pt" style:font-weight-complex="normal"/>
    </style:style>
    <style:style style:name="P109" style:family="paragraph" style:parent-style-name="Preformatted_20_Text">
      <style:paragraph-properties fo:margin-top="0cm" fo:margin-bottom="0.499cm" loext:contextual-spacing="false"/>
    </style:style>
    <style:style style:name="P110" style:family="paragraph" style:parent-style-name="Preformatted_20_Text">
      <style:paragraph-properties fo:margin-top="0cm" fo:margin-bottom="0.499cm" loext:contextual-spacing="false" fo:line-height="100%"/>
    </style:style>
    <style:style style:name="P111" style:family="paragraph" style:parent-style-name="Preformatted_20_Text">
      <style:paragraph-properties fo:margin-top="0cm" fo:margin-bottom="0.499cm" loext:contextual-spacing="false"/>
      <style:text-properties officeooo:paragraph-rsid="00236c8f"/>
    </style:style>
    <style:style style:name="P112" style:family="paragraph" style:parent-style-name="Preformatted_20_Text">
      <style:paragraph-properties fo:margin-top="0cm" fo:margin-bottom="0.499cm" loext:contextual-spacing="false"/>
      <style:text-properties officeooo:paragraph-rsid="00243051"/>
    </style:style>
    <style:style style:name="P113" style:family="paragraph" style:parent-style-name="Preformatted_20_Text">
      <style:paragraph-properties fo:margin-top="0cm" fo:margin-bottom="0.499cm" loext:contextual-spacing="false"/>
      <style:text-properties officeooo:paragraph-rsid="0025b220"/>
    </style:style>
    <style:style style:name="P114" style:family="paragraph" style:parent-style-name="Preformatted_20_Text">
      <style:paragraph-properties fo:margin-top="0cm" fo:margin-bottom="0.499cm" loext:contextual-spacing="false"/>
      <style:text-properties officeooo:paragraph-rsid="002742fa"/>
    </style:style>
    <style:style style:name="P115" style:family="paragraph" style:parent-style-name="Preformatted_20_Text">
      <style:paragraph-properties fo:margin-top="0cm" fo:margin-bottom="0.499cm" loext:contextual-spacing="false"/>
      <style:text-properties officeooo:paragraph-rsid="0028ab72"/>
    </style:style>
    <style:style style:name="P116" style:family="paragraph" style:parent-style-name="Preformatted_20_Text">
      <style:paragraph-properties fo:margin-left="0cm" fo:margin-right="0cm" fo:margin-top="0cm" fo:margin-bottom="0.499cm" loext:contextual-spacing="false" fo:line-height="100%" fo:text-indent="0cm" style:auto-text-indent="false"/>
      <style:text-properties officeooo:paragraph-rsid="0022ec59"/>
    </style:style>
    <style:style style:name="P117" style:family="paragraph" style:parent-style-name="Preformatted_20_Text">
      <style:paragraph-properties fo:margin-left="0cm" fo:margin-right="0cm" fo:margin-top="0cm" fo:margin-bottom="0.499cm" loext:contextual-spacing="false" fo:line-height="100%" fo:text-indent="0cm" style:auto-text-indent="false"/>
      <style:text-properties officeooo:paragraph-rsid="002335e3"/>
    </style:style>
    <style:style style:name="P11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34dbbd" officeooo:paragraph-rsid="0034dbbd" style:font-weight-asian="normal" style:font-weight-complex="normal"/>
    </style:style>
    <style:style style:name="P119"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562c6d" officeooo:paragraph-rsid="00562c6d" style:font-weight-asian="normal" style:font-weight-complex="normal"/>
    </style:style>
    <style:style style:name="P120"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5c31d0" officeooo:paragraph-rsid="005c31d0" style:font-weight-asian="normal" style:font-weight-complex="normal"/>
    </style:style>
    <style:style style:name="P121" style:family="paragraph" style:parent-style-name="Standard">
      <style:text-properties fo:font-size="12pt" style:text-underline-style="solid" style:text-underline-width="auto" style:text-underline-color="font-color" fo:font-weight="normal" officeooo:rsid="0070f88c" officeooo:paragraph-rsid="0070f88c"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70f88c" officeooo:paragraph-rsid="0070f88c" style:font-size-asian="10.5pt" style:font-weight-asian="normal" style:font-size-complex="12pt" style:font-weight-complex="normal"/>
    </style:style>
    <style:style style:name="P123" style:family="paragraph" style:parent-style-name="Text_20_body" style:list-style-name="L1">
      <style:paragraph-properties fo:margin-top="0cm" fo:margin-bottom="0cm" loext:contextual-spacing="false"/>
    </style:style>
    <style:style style:name="P124" style:family="paragraph" style:parent-style-name="Text_20_body" style:list-style-name="L1">
      <style:paragraph-properties fo:padding-left="0cm" fo:padding-right="0cm" fo:padding-top="0cm" fo:padding-bottom="0.074cm" fo:border-left="none" fo:border-right="none" fo:border-top="none" fo:border-bottom="0.06pt solid #000000" style:join-border="false"/>
    </style:style>
    <style:style style:name="T1" style:family="text">
      <style:text-properties officeooo:rsid="0011030e"/>
    </style:style>
    <style:style style:name="T2" style:family="text">
      <style:text-properties officeooo:rsid="0012a062"/>
    </style:style>
    <style:style style:name="T3" style:family="text">
      <style:text-properties officeooo:rsid="0008a891"/>
    </style:style>
    <style:style style:name="T4" style:family="text">
      <style:text-properties officeooo:rsid="00097f34"/>
    </style:style>
    <style:style style:name="T5" style:family="text">
      <style:text-properties officeooo:rsid="0018864c"/>
    </style:style>
    <style:style style:name="T6" style:family="text">
      <style:text-properties fo:font-weight="normal" style:font-weight-asian="normal" style:font-weight-complex="normal"/>
    </style:style>
    <style:style style:name="T7" style:family="text">
      <style:text-properties fo:font-weight="normal" officeooo:rsid="00217495"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21854a"/>
    </style:style>
    <style:style style:name="T10" style:family="text">
      <style:text-properties officeooo:rsid="0022ec59"/>
    </style:style>
    <style:style style:name="T11" style:family="text">
      <style:text-properties officeooo:rsid="002335e3"/>
    </style:style>
    <style:style style:name="T12" style:family="text">
      <style:text-properties officeooo:rsid="00236c8f"/>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243051" style:font-weight-asian="bold" style:font-weight-complex="bold"/>
    </style:style>
    <style:style style:name="T16" style:family="text">
      <style:text-properties style:text-underline-style="solid" style:text-underline-width="auto" style:text-underline-color="font-color" fo:font-weight="bold" officeooo:rsid="002742fa" style:font-weight-asian="bold" style:font-weight-complex="bold"/>
    </style:style>
    <style:style style:name="T17" style:family="text">
      <style:text-properties officeooo:rsid="0025b220"/>
    </style:style>
    <style:style style:name="T18" style:family="text">
      <style:text-properties officeooo:rsid="002742fa"/>
    </style:style>
    <style:style style:name="T19" style:family="text">
      <style:text-properties officeooo:rsid="0028ab72"/>
    </style:style>
    <style:style style:name="T20" style:family="text">
      <style:text-properties style:text-underline-style="none" fo:font-weight="normal" officeooo:rsid="0028ab72" style:font-weight-asian="normal" style:font-weight-complex="normal"/>
    </style:style>
    <style:style style:name="T21" style:family="text">
      <style:text-properties officeooo:rsid="002d5ab5"/>
    </style:style>
    <style:style style:name="T22" style:family="text">
      <style:text-properties officeooo:rsid="0034dbbd"/>
    </style:style>
    <style:style style:name="T23" style:family="text">
      <style:text-properties officeooo:rsid="003f0729"/>
    </style:style>
    <style:style style:name="T24" style:family="text">
      <style:text-properties officeooo:rsid="0044684b"/>
    </style:style>
    <style:style style:name="T25" style:family="text">
      <style:text-properties officeooo:rsid="00466ad3"/>
    </style:style>
    <style:style style:name="T26" style:family="text">
      <style:text-properties officeooo:rsid="0047dee1"/>
    </style:style>
    <style:style style:name="T27" style:family="text">
      <style:text-properties officeooo:rsid="004d29c7"/>
    </style:style>
    <style:style style:name="T28" style:family="text">
      <style:text-properties officeooo:rsid="00595053"/>
    </style:style>
    <style:style style:name="T29" style:family="text">
      <style:text-properties officeooo:rsid="005c31d0"/>
    </style:style>
    <style:style style:name="T30" style:family="text">
      <style:text-properties officeooo:rsid="005c8a36"/>
    </style:style>
    <style:style style:name="T31" style:family="text">
      <style:text-properties officeooo:rsid="005f4900"/>
    </style:style>
    <style:style style:name="T32" style:family="text">
      <style:text-properties officeooo:rsid="006546e9"/>
    </style:style>
    <style:style style:name="T33" style:family="text">
      <style:text-properties officeooo:rsid="0065e352"/>
    </style:style>
    <style:style style:name="T34" style:family="text">
      <style:text-properties fo:font-size="12pt" style:font-size-asian="12pt" style:font-size-complex="12pt"/>
    </style:style>
    <style:style style:name="T35" style:family="text">
      <style:text-properties style:font-name="Liberation Serif"/>
    </style:style>
    <style:style style:name="T36" style:family="text">
      <style:text-properties style:font-name="Liberation Serif" style:text-underline-style="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clone leliendusiteSSH nomduficher ca permettra <text:span text:style-name="T1">d’avoir une version local de notre projet git, et faudra faire des push de temps en temps pour lactualiser en live</text:span></text:p>
      <text:p text:style-name="P1"/>
      <text:p text:style-name="P2">push cest envoyer sur le serveur</text:p>
      <text:p text:style-name="P2">commit cest enregistrer</text:p>
      <text:p text:style-name="P1"/>
      <text:p text:style-name="P1"/>
      <text:p text:style-name="P1">git status : fais apparaître tout ce qui a dans le serveur</text:p>
      <text:p text:style-name="P1">commande cat : afficher un fichier de texte</text:p>
      <text:p text:style-name="P1">.dossier ou on se trouve</text:p>
      <text:p text:style-name="P1">..dossier parent</text:p>
      <text:p text:style-name="P1">...dossier grand parents etc</text:p>
      <text:p text:style-name="P1"/>
      <text:p text:style-name="P1"/>
      <text:p text:style-name="P1"/>
      <text:p text:style-name="P3">pour chaque exercice pour l’envoyer sur le git :</text:p>
      <text:p text:style-name="P2"/>
      <text:p text:style-name="P1">git add . Pour ajouter sur git tout le dossier</text:p>
      <text:p text:style-name="P1">git comit -m «  le message » pour confirmer les echange de add ( -m cest pour le message) <text:span text:style-name="T2">bien préciser les changement !!</text:span></text:p>
      <text:p text:style-name="P1"/>
      <text:p text:style-name="P1">souvent il va demander <text:s/>de sidentifier</text:p>
      <text:p text:style-name="P1">la cest encore dans le local faut ensuite l’envoyer sur le serveur</text:p>
      <text:p text:style-name="P1"/>
      <text:p text:style-name="P1">git push pour envoyer sur le serveur</text:p>
      <text:p text:style-name="P1"/>
      <text:p text:style-name="P2"/>
      <text:p text:style-name="P2"/>
      <text:p text:style-name="P2">tild cest le dossier personnel ~</text:p>
      <text:p text:style-name="P2"/>
      <text:p text:style-name="P2"/>
      <text:p text:style-name="P20">git commit -am « mon msg » ca add en meme temps que msg</text:p>
      <text:p text:style-name="P20"/>
      <text:p text:style-name="P20">le remote cest le serveur</text:p>
      <text:p text:style-name="P20"/>
      <text:p text:style-name="P20">atom chemin du fichier <text:s/>ca affiche le ssh</text:p>
      <text:p text:style-name="P20"/>
      <text:p text:style-name="P20"/>
      <text:p text:style-name="P20"/>
      <text:p text:style-name="P20"/>
      <text:p text:style-name="P20">git add lefichier cest pour enregistrer un fichier</text:p>
      <text:p text:style-name="P20">git commit cest pour créer un paquet des fichier et lenregistrer</text:p>
      <text:p text:style-name="P20"/>
      <text:p text:style-name="P20"/>
      <text:p text:style-name="P21">la commande git ca marche que quand on est dans le dossier git</text:p>
      <text:p text:style-name="P21">gt status commande mais jsais pas ce que ca fait</text:p>
      <text:p text:style-name="P20"/>
      <text:p text:style-name="P20"/>
      <text:p text:style-name="P20"/>
      <text:p text:style-name="P21">on prend la deuxieme truc, on la colle sur terminal</text:p>
      <text:p text:style-name="P20"/>
      <text:p text:style-name="P21">penser a créer un ssh </text:p>
      <text:p text:style-name="P21"><text:soft-page-break/>ls ~/.ssh</text:p>
      <text:p text:style-name="P21">on ouvre le fichier, on copie colle linterieur et on le fou sur le site unistra </text:p>
      <text:p text:style-name="P21"/>
      <text:p text:style-name="P21"/>
      <text:p text:style-name="P22">loren zorro talky tonneaux</text:p>
      <text:p text:style-name="P22"/>
      <text:p text:style-name="P23">------------------------------------------------------------------------------------------------------------------------<text:span text:style-name="T3">Cours 2 : 16/09/2019</text:span></text:p>
      <text:p text:style-name="P26">*option de gcc à checker : -Wall -Wextre -Werror</text:p>
      <text:p text:style-name="P26">-g option de gcc pour le deboggerligne à ligne</text:p>
      <text:p text:style-name="P26">une fois executer « list » pour voir tout le code du programme</text:p>
      <text:p text:style-name="P26">« next » pour aller à linstruction suivant</text:p>
      <text:p text:style-name="P26">« p  lavariable » pour affichier la variable</text:p>
      <text:p text:style-name="P26">« step » rentrer dans un appel de fonction</text:p>
      <text:p text:style-name="P26">« &amp;lavariable » donne ladresse de la variable</text:p>
      <text:p text:style-name="P26">« <text:span text:style-name="T4">x/10 » affiche les 10premieres lettres de ladresse (je crois)</text:span></text:p>
      <text:p text:style-name="P26"/>
      <text:p text:style-name="P26">gdb ./leprogramme</text:p>
      <text:p text:style-name="P26"/>
      <text:p text:style-name="P26"/>
      <text:p text:style-name="P27">pour les pointeurs :</text:p>
      <text:p text:style-name="P27">printf(«%p », &amp;lavar) ;</text:p>
      <text:p text:style-name="P27"/>
      <text:p text:style-name="P27">quand on passe ladresse dans un parametre d’une fonction, le type d’une adresse &amp;lavariable est du type int *</text:p>
      <text:p text:style-name="P28">pour acceder à la valeur d’une adresse mémoire d’une variable, on fait « *ladressememoire»</text:p>
      <text:p text:style-name="P28">ex :</text:p>
      <text:p text:style-name="P24">*entier= *entier +1</text:p>
      <text:p text:style-name="P24"/>
      <text:p text:style-name="P24">------------------------------------------------------------------------------------------------------------------------<text:span text:style-name="T5">Cours 3 : <text:s/>17/09/2019</text:span></text:p>
      <text:p text:style-name="P24"/>
      <text:p text:style-name="P25">wget -o lenomdufichier leliendufichiersurlegit <text:s/><text:span text:style-name="T6"><text:s/>pour importer un fichier sur mon dossier</text:span></text:p>
      <text:p text:style-name="P29">getchar() pour stocker un charactère à la place de scanf pck ya des pbs</text:p>
      <text:p text:style-name="P29">sizeof(lavar ou type) donne la taille de la variable</text:p>
      <text:p text:style-name="P29">&amp;&amp; cest le et</text:p>
      <text:p text:style-name="P29">|| cest le ou</text:p>
      <text:p text:style-name="P30">toLower() convertit une majuscule en minuscule, sinn il y a 32 de diff entre maj et min d’une lettre</text:p>
      <text:p text:style-name="P31">caster un entier en long : monlong=(long)monentier</text:p>
      <text:p text:style-name="P29"/>
      <text:p text:style-name="P29"/>
      <text:p text:style-name="P29">------------------------------------------------------</text:p>
      <text:p text:style-name="P32">pour tester avec le serveur :</text:p>
      <text:p text:style-name="P32">sh test.sh</text:p>
      <text:p text:style-name="P32">cat test.log pour voir les erreurs</text:p>
      <text:p text:style-name="P32">make lefichier, il essaye de compiler le fichier lefichier.c</text:p>
      <text:p text:style-name="P33">cette erreur :</text:p>
      <text:p text:style-name="P33">make: *** Aucune règle pour fabriquer la cible « aire ». Arrêt.</text:p>
      <text:p text:style-name="P33">Faut appeler le fichier avant de compiler aire.c</text:p>
      <text:p text:style-name="P33">--------------------------------------------------------</text:p>
      <text:p text:style-name="P34"/>
      <text:p text:style-name="P34"/>
      <text:p text:style-name="P35"><text:soft-page-break/></text:p>
      <text:p text:style-name="P4">cours <text:span text:style-name="T18">4 :</text:span> 23/09/2019 :</text:p>
      <text:p text:style-name="P35"/>
      <text:p text:style-name="P35">-attention : dans les switch, si le break n’est ps là on sort pas et on affiche tout jusqu’au prochain break.<text:tab/></text:p>
      <text:p text:style-name="P35">-<text:span text:style-name="T9">il y a un ; à la fin du do while </text:span></text:p>
      <text:p text:style-name="P35"/>
      <text:p text:style-name="P35"/>
      <text:p text:style-name="P35">-pour initialiser un tableau avec full 0 :</text:p>
      <text:p text:style-name="P99"><text:span text:style-name="Source_20_Text">int notes[5] = {0};</text:span></text:p>
      <text:p text:style-name="P99"><text:span text:style-name="Source_20_Text">int partielle1[4] = {1}; // {1, 0, 0, 0}</text:span></text:p>
      <text:p text:style-name="P109"><text:span text:style-name="Source_20_Text"><text:span text:style-name="T8">int partielle2[4] = {1, 3}; // {1, 3, 0, 0}</text:span></text:span></text:p>
      <text:p text:style-name="P97"><text:span text:style-name="Strong_20_Emphasis"><text:span text:style-name="T7">Un tableau n'est plus modifiable après sa création, uniquement ses éléments le sont.</text:span></text:span></text:p>
      <text:p text:style-name="Text_20_body"><text:span text:style-name="Strong_20_Emphasis"><text:span text:style-name="T6">l'initialisation d'un tableau ne peux se faire que lors de la déclaration</text:span></text:span><text:span text:style-name="T6">.</text:span></text:p>
      <text:p text:style-name="P99"><text:span text:style-name="Source_20_Text">int partielle[4];</text:span></text:p>
      <text:p text:style-name="P109"><text:span text:style-name="Source_20_Text">partielle = {0}; // Erreur!!!</text:span></text:p>
      <text:p text:style-name="P109"><text:span text:style-name="Source_20_Text">Une variable qui stocke une addresse est appelé pointer. </text:span></text:p>
      <text:p text:style-name="P110"><text:span text:style-name="Source_20_Text">*</text:span><text:span text:style-name="Source_20_Text"><text:span text:style-name="T9">lenmdelavariable est une référence</text:span></text:span></text:p>
      <text:p text:style-name="P116"><text:span text:style-name="Source_20_Text"><text:span text:style-name="T10">Attention, un tbleau n’est pas un pointeur ! Ce n’est qu’un alias vers une adresse, et on ne peut pas le modifié, cependant il contient plus d’info, genre </text:span></text:span><text:span text:style-name="Source_20_Text">la taille de la zone mémoire contenant le tableau.</text:span></text:p>
      <text:p text:style-name="P116"><text:span text:style-name="Source_20_Text"><text:span text:style-name="T10">⇒ si on fait le sizeof() d’un tableau (son nom) on obtient la taille du tableau total</text:span></text:span></text:p>
      <text:p text:style-name="P116"><text:span text:style-name="Source_20_Text"><text:span text:style-name="T10">==&gt;si on fait le sizeof() d’un pointeur, PEUT IMPORTE VERS QUOI MEME SIL POINTE VERS UN TABLEAU, alors il fait 8 octets. (car 64bits)</text:span></text:span></text:p>
      <text:p text:style-name="P116"><text:span text:style-name="Source_20_Text"/></text:p>
      <text:p text:style-name="P116"><text:span text:style-name="Source_20_Text"><text:span text:style-name="T10">un pc en 64bits ==&gt;les adresses font 64bitd (8octets)</text:span></text:span></text:p>
      <text:p text:style-name="P117"><text:span text:style-name="Source_20_Text"><text:span text:style-name="T11">les pc en 32bits on peut stocker que 2^32 =4Go, ça limite</text:span></text:span></text:p>
      <text:p text:style-name="P111"><text:span text:style-name="Source_20_Text"><text:span text:style-name="T12">(voir pointeur-2.c)</text:span></text:span></text:p>
      <text:p text:style-name="P111"><text:span text:style-name="Source_20_Text">On pourrait penser que les tableaux sont préférable à utiliser, seulement ils sont automatiquement transformés en pointeur lorsqu'ils sont copiés.</text:span></text:p>
      <text:p text:style-name="P111"><text:span text:style-name="Source_20_Text">adresse[5] et *(adresse + 5) sont identiques.</text:span></text:p>
      <text:p text:style-name="P113"><text:span text:style-name="Source_20_Text"><text:span text:style-name="T17">0est le seul entier qui peut etre une adresse memoire, mais on peut pas stocker untableau dedans pck ladresse du tablea trop long et cest plusieurs cases.</text:span></text:span></text:p>
      <text:p text:style-name="P113"><text:span text:style-name="Source_20_Text"/></text:p>
      <text:p text:style-name="P113"><text:span text:style-name="Source_20_Text"/></text:p>
      <text:p text:style-name="P113"><text:span text:style-name="Source_20_Text"/></text:p>
      <text:p text:style-name="P113"><text:span text:style-name="Source_20_Text"/></text:p>
      <text:p text:style-name="P114"><text:soft-page-break/><text:span text:style-name="Source_20_Text"><text:span text:style-name="T16">Cours 5 : 24/09/2019</text:span></text:span></text:p>
      <text:p text:style-name="P112"><text:span text:style-name="Source_20_Text"><text:span text:style-name="T15">Chaine de caractères :</text:span></text:span></text:p>
      <text:p text:style-name="P115"><text:span text:style-name="Source_20_Text"><text:span text:style-name="T20">#include &lt;string.h&gt;</text:span></text:span></text:p>
      <text:p text:style-name="P35">Une chaine de caractère est un tableau de caractères, dont le dernier caractère est nul (<text:span text:style-name="Source_20_Text">'\0'</text:span>)</text:p>
      <text:p text:style-name="P36">(du coup la taille = nbde case+1)</text:p>
      <text:p text:style-name="P36"/>
      <text:p text:style-name="P40">strlen(lastring) nous donne la taille de la chaîne de caractère.</text:p>
      <text:p text:style-name="P41">fgets(pointeur, max_length,stdin) ; <text:s/>lis une chaine de caratère dans le terminal en gérant les soucis de taille</text:p>
      <text:p text:style-name="P41">fgets retient le newline donc penser à l’enlever si on s’en fiche !</text:p>
      <text:p text:style-name="P41"/>
      <text:p text:style-name="P42">Fgets est safe, alors que gets pas du tout</text:p>
      <text:p text:style-name="P42"><text:s/>buffer overflox attack possible.</text:p>
      <text:p text:style-name="P40"/>
      <text:p text:style-name="P40"/>
      <text:p text:style-name="P36"/>
      <text:p text:style-name="P38">quand on envoie un tableau de char dans une fonction, on perd l’information de la taille, genre si on affiche avec une boucle caractère par caractère.</text:p>
      <text:p text:style-name="P38">Donc quand on créé un tableau de char, <text:span text:style-name="T19">il </text:span>faut rajouter \0 à la fin.</text:p>
      <text:p text:style-name="P39">Char str[5]= « test »</text:p>
      <text:p text:style-name="P39">char str[5]={‘t’,’e’,’s’,’t’,’\0’}</text:p>
      <text:p text:style-name="P39">les deux sont équivalant.</text:p>
      <text:p text:style-name="P36"/>
      <text:p text:style-name="P36"/>
      <text:p text:style-name="P14">Lire une chaine de caractère dans le terminal :</text:p>
      <text:p text:style-name="P54">name[0]=getchar() puis boucle</text:p>
      <text:p text:style-name="P36"/>
      <text:p text:style-name="P36"/>
      <text:p text:style-name="P36"/>
      <text:p text:style-name="P36"/>
      <text:p text:style-name="P36"/>
      <text:p text:style-name="P100"><text:span text:style-name="Source_20_Text">int main(int argc, char **argv)</text:span></text:p>
      <text:p text:style-name="P101"><text:span text:style-name="Source_20_Text"><text:span text:style-name="T21">arg count et argument vecteur</text:span></text:span></text:p>
      <text:p text:style-name="P37">ar<text:span text:style-name="T21">gc indique la longueur de *argv (le nombre de mots ecrits dans le terminale)</text:span></text:p>
      <text:p text:style-name="P43">argv[0]= « ./monprogramme », les autres indique les autres mots qui suivent </text:p>
      <text:p text:style-name="P43">arc se calcule tout seul</text:p>
      <text:p text:style-name="P43">si on met des simple cote ça compte pas dans la chaine de caractères</text:p>
      <text:p text:style-name="P43">pareil « arg1 » « arg2 » ca sépare bien</text:p>
      <text:p text:style-name="P43">« test»test2 compte un seul mot</text:p>
      <text:p text:style-name="P43">!! ça recopie recopie l’instruction d’avance</text:p>
      <text:p text:style-name="P43"/>
      <text:p text:style-name="P43"/>
      <text:p text:style-name="P43">!!tout seul ca re execute linstruction davant</text:p>
      <text:p text:style-name="P43"/>
      <text:p text:style-name="P43"/>
      <text:p text:style-name="P15">Comparaison de chaîne de caractère :</text:p>
      <text:p text:style-name="P55">on peut pas faire le == comme en python, car pas les même adresses mémoire.</text:p>
      <text:p text:style-name="P55">On utilise strcmp(*s1,*s2)</text:p>
      <text:p text:style-name="P55">qui renvoie 0 si les 2 sont égaux</text:p>
      <text:p text:style-name="P55">attention avec fgets qui garde les \n pour comparé 2 chaines de caractère.</text:p>
      <text:p text:style-name="P55"><text:soft-page-break/></text:p>
      <text:p text:style-name="P37"/>
      <text:p text:style-name="P37"/>
      <text:p text:style-name="P37"/>
      <text:p text:style-name="P98">fonction de <text:span text:style-name="Source_20_Text">math.h</text:span>:</text:p>
      <text:list xml:id="list4130288290" text:style-name="L1">
        <text:list-item>
          <text:p text:style-name="P123"><text:span text:style-name="Source_20_Text">double round(double)</text:span> : arrondi au plus proche entier </text:p>
        </text:list-item>
        <text:list-item>
          <text:p text:style-name="P123"><text:span text:style-name="Source_20_Text">double ceil(double)</text:span> : arrondi à l'entier supérieur </text:p>
        </text:list-item>
        <text:list-item>
          <text:p text:style-name="P124"><text:span text:style-name="Source_20_Text">double floor(double)</text:span> : arrondi à l'entier inférieur </text:p>
        </text:list-item>
      </text:list>
      <text:p text:style-name="P44">erreur commune</text:p>
      <text:p text:style-name="P44">segmentation fault pour les pointeurs ⇒ go gdb <text:span text:style-name="T22">en compilant avec -g</text:span></text:p>
      <text:p text:style-name="P44">start, <text:span text:style-name="T22">next</text:span> etc</text:p>
      <text:p text:style-name="P44">ou run</text:p>
      <text:p text:style-name="P44"/>
      <text:p text:style-name="P45">p minuscule</text:p>
      <text:p text:style-name="P118">exitcode 1 (penser au return 0</text:p>
      <text:p text:style-name="P45"/>
      <text:p text:style-name="P46">si on a tableau[10] ;</text:p>
      <text:p text:style-name="P46">on peut pas faire tableau=0 car ce tableau a 10case memoire</text:p>
      <text:p text:style-name="P46">on peut le faire sur un pointeur par contre</text:p>
      <text:p text:style-name="P46"/>
      <text:p text:style-name="P47">char *str1 = « hello »</text:p>
      <text:p text:style-name="P47"/>
      <text:p text:style-name="P47">char str2[]= »hello »</text:p>
      <text:p text:style-name="P47">similaire à char str2[]={‘h’,….,’o’}</text:p>
      <text:p text:style-name="P47"/>
      <text:p text:style-name="P47">dans les 2 cas il y a un \0 à la suite du o, le tableau est de taille 6 et pas 5</text:p>
      <text:p text:style-name="P47"/>
      <text:p text:style-name="P48">VALGRIND : programme qui detecte les segmentation/erreur de dépassement</text:p>
      <text:p text:style-name="P48"/>
      <text:p text:style-name="P49">pour passer une boucle sur gdb</text:p>
      <text:p text:style-name="P49">b laligneoualler (b comme break)</text:p>
      <text:p text:style-name="P49">continue</text:p>
      <text:p text:style-name="P49"/>
      <text:p text:style-name="P5">ATTENTION IMPORTANT</text:p>
      <text:p text:style-name="P49">ne jamais retourner l’adresse d’une variable local car ça marche pas meme si on la recoit avec un int* dans le main</text:p>
      <text:p text:style-name="P50">car les mémoire dans la pile ne sont plus accessible apres chaque return. <text:span text:style-name="T23">(on les nettoie)</text:span></text:p>
      <text:p text:style-name="P48"/>
      <text:p text:style-name="P48"/>
      <text:p text:style-name="P17">Sur GDB</text:p>
      <text:p text:style-name="P50">start pour comencer pas a pas , run tout d’un coup</text:p>
      <text:p text:style-name="P51">next ou step pour avancer</text:p>
      <text:p text:style-name="P51">Valgrind pour erreurs avancé</text:p>
      <text:p text:style-name="P51">q pour quitter</text:p>
      <text:p text:style-name="P51">p pour print</text:p>
      <text:p text:style-name="P51"/>
      <text:p text:style-name="P16">erreur pour les char quand on remplit un tableau à la main : valeur uninitialise :</text:p>
      <text:p text:style-name="P52">⇒ on a laissé une case vide à la fin du tableau avant de mettre de \0</text:p>
      <text:p text:style-name="P52"/>
      <text:p text:style-name="P52"/>
      <text:p text:style-name="P52"><text:soft-page-break/>IMPORTANT PRIORITE</text:p>
      <text:p text:style-name="P52"/>
      <text:p text:style-name="P52">int a=0 ;</text:p>
      <text:p text:style-name="P52">int b=++a; retourne la valeur incrémenté de a (1) (donc a=b=1)</text:p>
      <text:p text:style-name="P52"/>
      <text:p text:style-name="P52">int b=a++ ; retourne d’abord la valeur de a (0) puis incremente a (donc b=0, a=1)</text:p>
      <text:p text:style-name="P52"/>
      <text:p text:style-name="P52"/>
      <text:p text:style-name="P6">ALLOUE DE LA MEMOIRE POUR TABLEAU DANS LOCAL</text:p>
      <text:p text:style-name="P53">int <text:span text:style-name="T8">tab=malloc(10*</text:span>sizeof(int)) ;</text:p>
      <text:p text:style-name="P53"/>
      <text:p text:style-name="P53">ou bien </text:p>
      <text:p text:style-name="P53"/>
      <text:p text:style-name="P53">int <text:span text:style-name="T8">tab= (int</text:span>)malloc(nboctets) ;</text:p>
      <text:p text:style-name="P53"/>
      <text:p text:style-name="P53">si on fait ça dans une fonction local, on alloue de la mémoire dans le tas (Heap)</text:p>
      <text:p text:style-name="P53">quand on retourne le tab à la fin, l’adresse n’est pas supprimé, on utilise ça pour conserver de la memoire sur le long terme.</text:p>
      <text:p text:style-name="P53">On peut allouer bcp de mémoire avec cette fonction, les octets sont à la suite.</text:p>
      <text:p text:style-name="P53"/>
      <text:p text:style-name="P7">Fonction free(pointeur) ;</text:p>
      <text:p text:style-name="P56">on utilise cette fonction pour libérer la mémoire du tableau : free(montableau) avec montableau le pointeur à la premiere case du tableau, si on met une adresse de case d’après on sait pas ce que ça fait.</text:p>
      <text:p text:style-name="P56"/>
      <text:p text:style-name="P57">Tj penser à utiliser valgrind pour vérifier qu’on a bien vidé la mémoire .</text:p>
      <text:p text:style-name="P58">(une création de pointeur à la main est une alloc pour valgrind, <text:span text:style-name="T24">valgrind -q que pour verif si ya une erreur</text:span>)</text:p>
      <text:p text:style-name="P59">souvent le malloc est dans la fonction locale et le free dans le main (sur le pointeur créé dans le main)</text:p>
      <text:p text:style-name="P59"/>
      <text:p text:style-name="P60">malloc retourne soit ladresse de l’endroit alloué, soit 0 si ça a échoué</text:p>
      <text:p text:style-name="P60">TOUJOURS PENSER à faire un if (<text:span text:style-name="T25">montableau</text:span>==<text:span text:style-name="T25">NULL</text:span>, <text:span text:style-name="T25">pb d’allocation de mémoire ; exit 42) </text:span>pour gérer l’erreur, <text:span text:style-name="T26">sinon il y a « SEGMENTATION FAULT »</text:span></text:p>
      <text:p text:style-name="P60"/>
      <text:p text:style-name="P8">Afficher dans le termi<text:span text:style-name="T27">nal</text:span></text:p>
      <text:p text:style-name="P61">fprintf(stderr, « mon message error »)</text:p>
      <text:p text:style-name="P61">fprintf(stdout « mon message »)</text:p>
      <text:p text:style-name="P61"/>
      <text:p text:style-name="P62">&amp;mavar est la reference de la variable int *var</text:p>
      <text:p text:style-name="P60"/>
      <text:p text:style-name="P60">/*</text:p>
      <text:p text:style-name="P63">voir le man mais en gros system est une var normal, et un moyen facile de mettre le driver dans le system cest comme ça</text:p>
      <text:p text:style-name="P63">FMOD_RESULT ...get driver(system, &amp;driver)</text:p>
      <text:p text:style-name="P60">*/</text:p>
      <text:p text:style-name="P60"/>
      <text:p text:style-name="P64">a=x</text:p>
      <text:p text:style-name="P64">if(a) <text:s text:c="2"/>on rentre dans la condition si x!=0, si x=0 on rentre pas dans la condition</text:p>
      <text:p text:style-name="P60"/>
      <text:p text:style-name="P60"/>
      <text:p text:style-name="P60"/>
      <text:p text:style-name="P65"><text:soft-page-break/>pour utiliser le malloc, on crée dans le main un pointeur non initialisé, on lenvoie en parametre de la fonction, et dans la fonction on fait un malloc qui pointe sur ladresse envoyée en paramètre, genre on crée le tableau dans la fonctiontion locale.</text:p>
      <text:p text:style-name="P65">---------------------------------------------------------------------------------------------------------------</text:p>
      <text:p text:style-name="P66">Voir diapo 65 du cours 4</text:p>
      <text:p text:style-name="P66"/>
      <text:p text:style-name="P67">static lavariable </text:p>
      <text:p text:style-name="P67">dans une fonction si on a ça et qu’on lappelle plusieurs fois, linitiatialisation avec static est faite que la premiere fois et après la ligne est « invisible » , elle ne s’initialisera plus.</text:p>
      <text:p text:style-name="P67"/>
      <text:p text:style-name="P67"/>
      <text:p text:style-name="P68">l’aléatoire est juste initialisé à partir de srand(letps) ou srand(time(NULL)), et quon appelle avec rand()</text:p>
      <text:p text:style-name="P69"/>
      <text:p text:style-name="P69">pour revenir au static, si on met un static mavar au dessus du main elle est static au fichier</text:p>
      <text:p text:style-name="P69">si on la <text:s/>met dans une fonction locale elle est statique à cette fonction.</text:p>
      <text:p text:style-name="P69"/>
      <text:p text:style-name="P70">Une des caracteristiques des fonctions à effets de bord est quelle ne renvoie jamais la meme chose (fonction avec variable static ou globale)</text:p>
      <text:p text:style-name="P119"/>
      <text:p text:style-name="P18">fonction calloc et realloc :</text:p>
      <text:p text:style-name="P18"/>
      <text:p text:style-name="P70">le calloc idem que malloc mais met tout à 9</text:p>
      <text:p text:style-name="P70">différents parametre ⇒ calloc(nbelem,tailledunelem)</text:p>
      <text:p text:style-name="P71">calloc prevoit de mettre à 0 dans tout le tableau mais le fait que quand on appelle la case en question</text:p>
      <text:p text:style-name="P71"/>
      <text:p text:style-name="P71">realloc(pointeur, nouvelle taille)</text:p>
      <text:p text:style-name="P71">il va recopier les elements et l’agrandir</text:p>
      <text:p text:style-name="P71">surtout ne pas faire ça </text:p>
      <text:p text:style-name="P71">adr=realloc(adr,manouvelletaille) ;</text:p>
      <text:p text:style-name="P71">pas la meme adresse à chaque fois sinon ya un soucis</text:p>
      <text:p text:style-name="P70"/>
      <text:p text:style-name="P9">comment créer un tableau à 2D</text:p>
      <text:p text:style-name="P72">ex : tableau de 3 lignes et de 8 colonnes</text:p>
      <text:p text:style-name="P72">int **t=malloc(3*sizeof(int*)) ;</text:p>
      <text:p text:style-name="P72">for (int i=0 ; ligne&lt; 3 : ligne++)</text:p>
      <text:p text:style-name="P72">{</text:p>
      <text:p text:style-name="P72"><text:tab/>t[i]= calloc(9, sizeof(int)) ;</text:p>
      <text:p text:style-name="P72">}</text:p>
      <text:p text:style-name="P68"/>
      <text:p text:style-name="P60"/>
      <text:p text:style-name="P60">a<text:span text:style-name="T28">utre facon de faire :</text:span></text:p>
      <text:p text:style-name="P73">int t[3*8]</text:p>
      <text:p text:style-name="P73">pour acceder à la ième ligne</text:p>
      <text:p text:style-name="P73">t[i*tailleLigne+c]</text:p>
      <text:p text:style-name="P60"/>
      <text:p text:style-name="P10">stocker un entier dans une chaine de caractère :</text:p>
      <text:p text:style-name="P10">int i=100 ;</text:p>
      <text:p text:style-name="P74">sprintf(mastr, « lentier est%i »,i)</text:p>
      <text:p text:style-name="P60"/>
      <text:p text:style-name="P60"/>
      <text:p text:style-name="P60"/>
      <text:p text:style-name="P11"><text:soft-page-break/>IMPORTANT</text:p>
      <text:p text:style-name="P75">quand on incremente une adresse (*var++) on passe à la case dapres</text:p>
      <text:p text:style-name="P75"/>
      <text:p text:style-name="P12">créer un define :</text:p>
      <text:p text:style-name="P76">#define monnomdevariable lavaleur</text:p>
      <text:p text:style-name="P76"/>
      <text:p text:style-name="P12">Creer une structure</text:p>
      <text:p text:style-name="P102"><text:span text:style-name="Source_20_Text">typedef struct </text:span><text:span text:style-name="Source_20_Text"><text:span text:style-name="T30">M</text:span></text:span><text:span text:style-name="Source_20_Text">astructure{</text:span></text:p>
      <text:p text:style-name="P102"><text:span text:style-name="Source_20_Text"><text:tab/></text:span><text:span text:style-name="Source_20_Text"><text:span text:style-name="T29">type attribut1</text:span></text:span><text:span text:style-name="Source_20_Text"> ;</text:span></text:p>
      <text:p text:style-name="P102"><text:span text:style-name="Source_20_Text"><text:tab/></text:span><text:span text:style-name="Source_20_Text"><text:span text:style-name="T29">type attribut2</text:span></text:span><text:span text:style-name="Source_20_Text"> ;</text:span></text:p>
      <text:p text:style-name="P102"><text:span text:style-name="Source_20_Text">} </text:span><text:span text:style-name="Source_20_Text"><text:span text:style-name="T30">Mastructure</text:span></text:span><text:span text:style-name="Source_20_Text">; <text:s/></text:span><text:span text:style-name="Source_20_Text"><text:span text:style-name="T31">← Vrais nom de la structure</text:span></text:span></text:p>
      <text:p text:style-name="P102"><text:span text:style-name="Source_20_Text"/></text:p>
      <text:p text:style-name="P103"><text:span text:style-name="Source_20_Text"><text:span text:style-name="T29">TOUJOURS METTRE UN ; A LA FIN DE LA CREATION DE LA STRUCT</text:span></text:span></text:p>
      <text:p text:style-name="P102"><text:span text:style-name="Source_20_Text"/></text:p>
      <text:p text:style-name="P76"/>
      <text:p text:style-name="P76">pour lutiliser dans le main on fait</text:p>
      <text:p text:style-name="P76">mastructure mavariable ;</text:p>
      <text:p text:style-name="P76"/>
      <text:p text:style-name="P76">si on met pas de typedef lors de la creation, faut tj mettre « struc mastruc mavar » dans le main </text:p>
      <text:p text:style-name="P76"/>
      <text:p text:style-name="P60">------------------------------------------------------------------------------------------------------------------------</text:p>
      <text:p text:style-name="P77">typedef double nombrereel ;</text:p>
      <text:p text:style-name="P120">on peut mettre nombrereel à la place de double</text:p>
      <text:p text:style-name="P77"/>
      <text:p text:style-name="P77"><text:span text:style-name="T13">pour acceder à un attribut </text:span>on utilise mavariable.attribut1= blabla</text:p>
      <text:p text:style-name="P77"/>
      <text:p text:style-name="P19">pour initialiser une struct :</text:p>
      <text:p text:style-name="P104"><text:span text:style-name="Source_20_Text">Particule p1 = {.x=-5, .y=10, .mass=100, .angle=randomDouble()*2*M_PI};</text:span></text:p>
      <text:p text:style-name="P77">les attribut omis seront initialisé à 0 , lautre osef.</text:p>
      <text:p text:style-name="P77"/>
      <text:p text:style-name="P78">Si on met pas les noms on doit mettre dans l’ordre.</text:p>
      <text:p text:style-name="P60"/>
      <text:p text:style-name="P79">(voi structure stacking sur internet) le but est deviter de laisser des octets vide dans la structure</text:p>
      <text:p text:style-name="P79">on observe si on a 2 param, un short et un int (2 et 4octets) ils ne sont pas collés, il y a un espace de 2 entre les 2 car <text:s/>on peut pas aligner un int de 4 octets apres un short qui en a que 2.</text:p>
      <text:p text:style-name="P79"/>
      <text:p text:style-name="P80">quand on passe une structure dans une fonction, elle est recopié, on peut pas la changer (l’original) à l’intérieur de la fonction.</text:p>
      <text:p text:style-name="P60"/>
      <text:p text:style-name="P60"/>
      <text:p text:style-name="P81">Mafonction (mastruct *s){</text:p>
      <text:p text:style-name="P81">(*s).unattribut</text:p>
      <text:p text:style-name="P81">egal</text:p>
      <text:p text:style-name="P81">s-&gt;unattribut</text:p>
      <text:p text:style-name="P81">}</text:p>
      <text:p text:style-name="P81"/>
      <text:p text:style-name="P13">Structureunion :</text:p>
      <text:p text:style-name="P82">union type1_u_type2{</text:p>
      <text:p text:style-name="P82">type1 var1 ;</text:p>
      <text:p text:style-name="P82">type2 var2 ;</text:p>
      <text:p text:style-name="P82">}</text:p>
      <text:p text:style-name="P82">un seul des champs peut être utilisé à la fois !</text:p>
      <text:p text:style-name="P82"/>
      <text:p text:style-name="P82"/>
      <text:p text:style-name="P105"><text:soft-page-break/><text:span text:style-name="Source_20_Text"><text:span text:style-name="T14">STRUCTURE ENUM :</text:span></text:span></text:p>
      <text:p text:style-name="P105"><text:span text:style-name="Source_20_Text">enum Jour {</text:span></text:p>
      <text:p text:style-name="Preformatted_20_Text"><text:span text:style-name="Source_20_Text"><text:s text:c="2"/>LUNDI, MARDI, MERCREDI, JEUDI, VENDREDI, SAMEDI, DIMANCHE</text:span></text:p>
      <text:p text:style-name="Preformatted_20_Text"><text:span text:style-name="Source_20_Text">}</text:span></text:p>
      <text:p text:style-name="P109"><text:span text:style-name="Source_20_Text">enum Jour j = MARDI;</text:span></text:p>
      <text:p text:style-name="P82"/>
      <text:p text:style-name="P82"/>
      <text:p text:style-name="P83">NE JAMAIS CREER UN POINTEUR SANS LINITIALISER SURTOUT SI ON LE PASSE DANS UNE FONCTION APRES. MEME POINTER VERS NULL CEST SUR CA FAIT UNE ERREUR</text:p>
      <text:p text:style-name="P83">------------------------------------------------------------------------<text:span text:style-name="T32">Cours 6</text:span></text:p>
      <text:p text:style-name="P83">------------------------------------------------------------------------</text:p>
      <text:p text:style-name="P85">dans les lignes de préprocesseur on eput meme mettre des fonctions</text:p>
      <text:p text:style-name="P85">ex :</text:p>
      <text:p text:style-name="P85">#define MAFONC(n) 15+n</text:p>
      <text:p text:style-name="P85"/>
      <text:p text:style-name="P85">qand on execute un fichier, dabord ça commence par létape de préprocesseur <text:span text:style-name="T33">et il appelle la fonction des fonctions genre printf dans la librairie</text:span>, <text:s/>puis traduit le C en assembleur, puis en binaire.</text:p>
      <text:p text:style-name="P86">Voir les diapo pour le fonctionnement en gros</text:p>
      <text:p text:style-name="P86"/>
      <text:p text:style-name="P86">on va faire </text:p>
      <text:p text:style-name="P106"><text:span text:style-name="Source_20_Text">gcc -o somme.o -c somme.c</text:span></text:p>
      <text:p text:style-name="P109"><text:span text:style-name="Source_20_Text">gcc -o somme somme.o</text:span></text:p>
      <text:p text:style-name="P86">la 1ere ligne fait toute l’étape de compilation mais s’arrete au .o</text:p>
      <text:p text:style-name="P86"/>
      <text:p text:style-name="P86"/>
      <text:p text:style-name="P87">tj dans les headers ou les .c une ligne de déclaration des fonctionn ;</text:p>
      <text:p text:style-name="P88">les fichiers h servent juste à dire que les fonctions existent, a montrer le prototype des fonctions</text:p>
      <text:p text:style-name="P88"/>
      <text:p text:style-name="P88"/>
      <text:p text:style-name="P108"><text:span text:style-name="Source_20_Text"><text:span text:style-name="T34">gcc -o somme somme.c</text:span></text:span></text:p>
      <text:p text:style-name="Text_20_body">devient</text:p>
      <text:p text:style-name="Preformatted_20_Text"><text:span text:style-name="Source_20_Text">gcc -o somme.o -c somme.c</text:span></text:p>
      <text:p text:style-name="P109"><text:span text:style-name="Source_20_Text">gcc -o somme somme.o</text:span></text:p>
      <text:p text:style-name="P89">on va toujours faire comme ça plus tard pour compiler plusieurs fichiers .c dans un projet , omme ça apres on fera un makefile(fichier principal à exe) et ca compilera tout d’un coup</text:p>
      <text:p text:style-name="P89">souvent on a n fichiers .c associé à n fichier .h et un fichiers .c sans headers</text:p>
      <text:p text:style-name="P89"/>
      <text:p text:style-name="P89"/>
      <text:p text:style-name="P84">ligne prépocesseur</text:p>
      <text:p text:style-name="P90">#ifndef BLABLA</text:p>
      <text:p text:style-name="P90">veut dire que si BLABLA est pas définit (cad que ya pas #define BLABLA) ca exécute le code juqua #endif</text:p>
      <text:p text:style-name="P91"><text:soft-page-break/>ERREUR : error redefinition of <text:s/>⇒ Ne pas rester bloqué cest les lignes de préprocessor qu’il faut ajouter car il aura fait expres de les bloquer.</text:p>
      <text:p text:style-name="P91"/>
      <text:p text:style-name="P93">Edition de lien dynamique :</text:p>
      <text:p text:style-name="P92">le <text:span text:style-name="T35">dll tres dangeureux car si on remplace un dll de printf par exemple par autre chose bah t’es niké, sur windows tres facile d’acces.</text:span></text:p>
      <text:p text:style-name="P94"/>
      <text:p text:style-name="P95">À lire les diapos</text:p>
      <text:p text:style-name="P94"/>
      <text:p text:style-name="P96">Types derreur qui viennne apres le code , qui est valide lui</text:p>
      <text:p text:style-name="P107"><text:span text:style-name="Source_20_Text"><text:span text:style-name="T36">gcc: error: linker command failed with exit code 1 (use -v to see invocation)</text:span></text:span></text:p>
      <text:p text:style-name="P107"><text:span text:style-name="Source_20_Text"><text:span text:style-name="T36">on a oublié de faire des liens, cest une étape de compilation pas de développement C</text:span></text:span></text:p>
      <text:p text:style-name="P107"><text:span text:style-name="Source_20_Text"><text:span text:style-name="T36"/></text:span></text:p>
      <text:p text:style-name="P107"><text:span text:style-name="Source_20_Text"><text:span text:style-name="T36"/></text:span></text:p>
      <text:p text:style-name="P121">TABLEAU A 2D PLUS FACILEMENT :</text:p>
      <text:p text:style-name="P122">en param de la fonction on envoie (int*t, int n ), puis pour acceder a t(i,j) on fait t[i*n+j]</text:p>
      <text:p text:style-name="P93"/>
      <text:p text:style-name="P83"/>
      <text:p text:style-name="P83"/>
      <text:p text:style-name="P83"/>
      <text:p text:style-name="P83"/>
      <text:p text:style-name="P83"/>
      <text:p text:style-name="P83"/>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3">corde d’escalade,sac type randonnée/escalade/montagne <text:s/>sac de couchage tres chaud, tente, des dégaines, mousque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18:32:12.865021953</meta:creation-date>
    <dc:date>2019-10-16T10:03:35.253919220</dc:date>
    <meta:editing-duration>P4DT59M21S</meta:editing-duration>
    <meta:editing-cycles>57</meta:editing-cycles>
    <meta:generator>LibreOffice/6.0.7.3$Linux_X86_64 LibreOffice_project/00m0$Build-3</meta:generator>
    <meta:document-statistic meta:table-count="0" meta:image-count="0" meta:object-count="0" meta:page-count="11" meta:paragraph-count="279" meta:word-count="2528" meta:character-count="14625" meta:non-whitespace-character-count="12346"/>
  </office:meta>
</office:document-meta>
</file>